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1adc7e" officeooo:paragraph-rsid="0001ebb9" style:font-size-asian="10pt" style:font-size-complex="10pt"/>
    </style:style>
    <style:style style:name="P2" style:family="paragraph" style:parent-style-name="Standard">
      <style:text-properties fo:font-style="italic" style:text-underline-style="solid" style:text-underline-width="auto" style:text-underline-color="font-color" officeooo:paragraph-rsid="00085ee8" style:font-style-asian="italic"/>
    </style:style>
    <style:style style:name="P3" style:family="paragraph" style:parent-style-name="Standard">
      <style:paragraph-properties>
        <style:tab-stops>
          <style:tab-stop style:position="5.477cm"/>
        </style:tab-stops>
      </style:paragraph-properties>
      <style:text-properties officeooo:paragraph-rsid="00085ee8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paragraph-rsid="00085ee8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paragraph-rsid="00085ee8"/>
    </style:style>
    <style:style style:name="P6" style:family="paragraph" style:parent-style-name="Standard">
      <style:text-properties officeooo:paragraph-rsid="00085ee8"/>
    </style:style>
    <style:style style:name="P7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paragraph-rsid="000af7fb" style:font-style-asian="italic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paragraph-rsid="000af7fb" style:font-style-asian="italic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0af7fb"/>
    </style:style>
    <style:style style:name="P10" style:family="paragraph" style:parent-style-name="Standard">
      <style:paragraph-properties fo:text-align="center" style:justify-single-word="false"/>
      <style:text-properties fo:font-size="10pt" fo:language="fr" fo:country="FR" officeooo:paragraph-rsid="000af7fb" style:font-size-asian="10pt" style:language-asian="fr" style:country-asian="FR"/>
    </style:style>
    <style:style style:name="P11" style:family="paragraph" style:parent-style-name="Standard">
      <style:text-properties fo:font-size="10pt" fo:language="fr" fo:country="FR" officeooo:paragraph-rsid="000af7fb" style:font-size-asian="10pt" style:language-asian="fr" style:country-asian="FR"/>
    </style:style>
    <style:style style:name="P12" style:family="paragraph" style:parent-style-name="Standard">
      <style:paragraph-properties>
        <style:tab-stops>
          <style:tab-stop style:position="3.625cm"/>
          <style:tab-stop style:position="3.747cm"/>
          <style:tab-stop style:position="5.9cm"/>
          <style:tab-stop style:position="8.001cm" style:type="center"/>
          <style:tab-stop style:position="8.731cm"/>
        </style:tab-stops>
      </style:paragraph-properties>
      <style:text-properties officeooo:paragraph-rsid="000af7fb"/>
    </style:style>
    <style:style style:name="P13" style:family="paragraph" style:parent-style-name="Standard">
      <style:text-properties officeooo:paragraph-rsid="000af7fb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26pt" fo:font-weight="bold" officeooo:paragraph-rsid="000af7fb" style:font-size-asian="26pt" style:font-weight-asian="bold" style:font-size-complex="26pt"/>
    </style:style>
    <style:style style:name="P15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b302d" style:font-size-asian="10pt" style:font-size-complex="10pt"/>
    </style:style>
    <style:style style:name="P16" style:family="paragraph">
      <style:paragraph-properties style:writing-mode="lr-tb"/>
    </style:style>
    <style:style style:name="P17" style:family="paragraph">
      <style:paragraph-properties fo:text-align="center" style:writing-mode="lr-tb"/>
    </style:style>
    <style:style style:name="T1" style:family="text">
      <style:text-properties officeooo:rsid="00098ec2"/>
    </style:style>
    <style:style style:name="T2" style:family="text">
      <style:text-properties officeooo:rsid="000af7fb"/>
    </style:style>
    <style:style style:name="T3" style:family="text">
      <style:text-properties officeooo:rsid="000b302d"/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4.304cm" fo:min-width="0.388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RRIGE EX<text:span text:style-name="T2">9</text:span> : L’adressage</text:p>
      <text:p text:style-name="P13"/>
      <text:p text:style-name="P13"/>
      <text:p text:style-name="P13"/>
      <text:p text:style-name="P13"/>
      <text:p text:style-name="P13">Un entrepôt de stockage de produits pour pose de carrelage comporte 5 palettiers pour autant d’allées sur 4 niveaux.</text:p>
      <text:p text:style-name="P13"/>
      <text:p text:style-name="P13"/>
      <text:p text:style-name="P13"/>
      <text:p text:style-name="P9">VUE DE DESSUS</text:p>
      <text:p text:style-name="P11"><draw:custom-shape text:anchor-type="char" draw:z-index="1" draw:style-name="gr1" draw:text-style-name="P16" svg:width="1.271cm" svg:height="4.763cm" svg:x="3.493cm" svg:y="0.478cm"><text:p/><draw:enhanced-geometry svg:viewBox="0 0 21600 21600" draw:type="rectangle" draw:enhanced-path="M 0 0 L 21600 0 21600 21600 0 21600 0 0 Z N"/></draw:custom-shape><draw:custom-shape text:anchor-type="char" draw:z-index="2" draw:style-name="gr1" draw:text-style-name="P16" svg:width="1.271cm" svg:height="4.763cm" svg:x="6.033cm" svg:y="0.478cm"><text:p/><draw:enhanced-geometry svg:viewBox="0 0 21600 21600" draw:type="rectangle" draw:enhanced-path="M 0 0 L 21600 0 21600 21600 0 21600 0 0 Z N"/></draw:custom-shape><draw:custom-shape text:anchor-type="char" draw:z-index="3" draw:style-name="gr1" draw:text-style-name="P16" svg:width="1.271cm" svg:height="4.763cm" svg:x="8.573cm" svg:y="0.478cm"><text:p/><draw:enhanced-geometry svg:viewBox="0 0 21600 21600" draw:type="rectangle" draw:enhanced-path="M 0 0 L 21600 0 21600 21600 0 21600 0 0 Z N"/></draw:custom-shape><draw:custom-shape text:anchor-type="char" draw:z-index="4" draw:style-name="gr1" draw:text-style-name="P16" svg:width="1.271cm" svg:height="4.763cm" svg:x="11.113cm" svg:y="0.478cm"><text:p/><draw:enhanced-geometry svg:viewBox="0 0 21600 21600" draw:type="rectangle" draw:enhanced-path="M 0 0 L 21600 0 21600 21600 0 21600 0 0 Z N"/></draw:custom-shape><draw:line text:anchor-type="char" draw:z-index="5" draw:style-name="gr2" draw:text-style-name="P17" svg:x1="4.128cm" svg:y1="0.478cm" svg:x2="4.128cm" svg:y2="5.241cm"><text:p/></draw:line><draw:line text:anchor-type="char" draw:z-index="6" draw:style-name="gr2" draw:text-style-name="P17" svg:x1="6.668cm" svg:y1="0.478cm" svg:x2="6.668cm" svg:y2="5.241cm"><text:p/></draw:line><draw:line text:anchor-type="char" draw:z-index="7" draw:style-name="gr2" draw:text-style-name="P17" svg:x1="9.208cm" svg:y1="0.478cm" svg:x2="9.208cm" svg:y2="5.241cm"><text:p/></draw:line><draw:line text:anchor-type="char" draw:z-index="8" draw:style-name="gr2" draw:text-style-name="P17" svg:x1="11.748cm" svg:y1="0.478cm" svg:x2="11.748cm" svg:y2="5.241cm"><text:p/></draw:line></text:p>
      <text:p text:style-name="P12"><draw:custom-shape text:anchor-type="char" draw:z-index="0" draw:style-name="gr1" draw:text-style-name="P16" svg:width="1.271cm" svg:height="4.763cm" svg:x="1.27cm" svg:y="-0.009cm"><text:p/><draw:enhanced-geometry svg:viewBox="0 0 21600 21600" draw:type="rectangle" draw:enhanced-path="M 0 0 L 21600 0 21600 21600 0 21600 0 0 Z N"/></draw:custom-shape><text:tab/><text:tab/><text:tab/><text:tab/><text:tab/></text:p>
      <text:p text:style-name="P10"><draw:line text:anchor-type="char" draw:z-index="9" draw:style-name="gr2" draw:text-style-name="P17" svg:x1="1.27cm" svg:y1="0.457cm" svg:x2="2.54cm" svg:y2="0.457cm"><text:p/></draw:line><draw:line text:anchor-type="char" draw:z-index="12" draw:style-name="gr2" draw:text-style-name="P17" svg:x1="3.493cm" svg:y1="0.457cm" svg:x2="4.763cm" svg:y2="0.457cm"><text:p/></draw:line><draw:line text:anchor-type="char" draw:z-index="15" draw:style-name="gr2" draw:text-style-name="P17" svg:x1="6.033cm" svg:y1="0.457cm" svg:x2="7.303cm" svg:y2="0.457cm"><text:p/></draw:line><draw:line text:anchor-type="char" draw:z-index="18" draw:style-name="gr2" draw:text-style-name="P17" svg:x1="8.573cm" svg:y1="0.457cm" svg:x2="9.843cm" svg:y2="0.457cm"><text:p/></draw:line><draw:line text:anchor-type="char" draw:z-index="21" draw:style-name="gr2" draw:text-style-name="P17" svg:x1="11.113cm" svg:y1="0.457cm" svg:x2="12.383cm" svg:y2="0.457cm"><text:p/></draw:line></text:p>
      <text:p text:style-name="P13"/>
      <text:p text:style-name="P13"/>
      <text:p text:style-name="P13"><draw:line text:anchor-type="char" draw:z-index="10" draw:style-name="gr2" draw:text-style-name="P17" svg:x1="1.27cm" svg:y1="0.266cm" svg:x2="2.54cm" svg:y2="0.266cm"><text:p/></draw:line><draw:line text:anchor-type="char" draw:z-index="11" draw:style-name="gr2" draw:text-style-name="P17" svg:x1="1.27cm" svg:y1="1.536cm" svg:x2="2.54cm" svg:y2="1.536cm"><text:p/></draw:line><draw:line text:anchor-type="char" draw:z-index="13" draw:style-name="gr2" draw:text-style-name="P17" svg:x1="3.493cm" svg:y1="0.266cm" svg:x2="4.763cm" svg:y2="0.266cm"><text:p/></draw:line><draw:line text:anchor-type="char" draw:z-index="14" draw:style-name="gr2" draw:text-style-name="P17" svg:x1="3.493cm" svg:y1="1.854cm" svg:x2="4.763cm" svg:y2="1.854cm"><text:p/></draw:line><draw:line text:anchor-type="char" draw:z-index="16" draw:style-name="gr2" draw:text-style-name="P17" svg:x1="6.033cm" svg:y1="0.266cm" svg:x2="7.303cm" svg:y2="0.266cm"><text:p/></draw:line><draw:line text:anchor-type="char" draw:z-index="17" draw:style-name="gr2" draw:text-style-name="P17" svg:x1="6.033cm" svg:y1="1.854cm" svg:x2="7.303cm" svg:y2="1.854cm"><text:p/></draw:line><draw:line text:anchor-type="char" draw:z-index="19" draw:style-name="gr2" draw:text-style-name="P17" svg:x1="8.573cm" svg:y1="0.266cm" svg:x2="9.843cm" svg:y2="0.266cm"><text:p/></draw:line><draw:line text:anchor-type="char" draw:z-index="20" draw:style-name="gr2" draw:text-style-name="P17" svg:x1="8.573cm" svg:y1="1.854cm" svg:x2="9.843cm" svg:y2="1.854cm"><text:p/></draw:line><draw:line text:anchor-type="char" draw:z-index="22" draw:style-name="gr2" draw:text-style-name="P17" svg:x1="11.113cm" svg:y1="0.266cm" svg:x2="12.383cm" svg:y2="0.266cm"><text:p/></draw:line><draw:line text:anchor-type="char" draw:z-index="23" draw:style-name="gr2" draw:text-style-name="P17" svg:x1="11.113cm" svg:y1="1.854cm" svg:x2="12.383cm" svg:y2="1.854cm"><text:p/></draw:line>mur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Proposez un adressage en expliquant votre démarche.</text:p>
      <text:p text:style-name="P13"/>
      <text:p text:style-name="P13">On dispose de 9 digits au maximum :</text:p>
      <text:p text:style-name="P13">X-XX-XX-XX-XX</text:p>
      <text:p text:style-name="P13"/>
      <text:p text:style-name="P13">Il n’y a pas de « fausse » réponse, l’adressage doit être simple, précis et logique de façon à ce qu’un magasinier puisse retrouver facilement un emplacement de stock.</text:p>
      <text:p text:style-name="P13"/>
      <text:p text:style-name="P13"/>
      <text:p text:style-name="P9">Possibilité :</text:p>
      <text:p text:style-name="P13">On identifie d’abord l’allée, puis la travée, puis le niveau. Il est possible d’avoir aussi plusieurs emplacements par niveau, cela va dépendre du niveau de précision que l’on recherche.</text:p>
      <text:p text:style-name="P13"/>
      <text:p text:style-name="P13">Codes-barres avec lettres possible ou mélange lettre-chiffres.</text:p>
      <text:p text:style-name="P13"/>
      <text:p text:style-name="P7">On peut placer aussi un autre code au début, pour distinguer ce magasin de stockage d’un autre (si autre il y 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style="italic" style:font-style-asian="italic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b302d" style:font-size-asian="10pt" style:font-size-complex="10pt"/>
    </style:style>
    <style:style style:name="MP2" style:family="paragraph" style:parent-style-name="Header">
      <style:text-properties fo:font-size="10pt" officeooo:rsid="001adc7e" officeooo:paragraph-rsid="0001ebb9" style:font-size-asian="10pt" style:font-size-complex="10pt"/>
    </style:style>
    <style:style style:name="MT1" style:family="text">
      <style:text-properties officeooo:rsid="000b302d"/>
    </style:style>
    <style:page-layout style:name="Mpm1">
      <style:page-layout-properties fo:page-width="21.001cm" fo:page-height="29.7cm" style:num-format="1" style:print-orientation="portrait" fo:margin-top="1.1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UT QLIO – Gestion physique des stocks<text:tab/><text:tab/>Ex<text:span text:style-name="MT1">9</text:span> : l’adressage</text:p>
        <text:p text:style-name="MP2">Stéphane WAH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5:27:13.400000000</meta:creation-date>
    <dc:date>2014-12-01T15:51:42.907000000</dc:date>
    <meta:editing-duration>PT4M56S</meta:editing-duration>
    <meta:editing-cycles>12</meta:editing-cycles>
    <meta:generator>LibreOffice/4.3.0.4$Windows_x86 LibreOffice_project/62ad5818884a2fc2e5780dd45466868d41009ec0</meta:generator>
    <meta:document-statistic meta:table-count="0" meta:image-count="0" meta:object-count="0" meta:page-count="1" meta:paragraph-count="15" meta:word-count="143" meta:character-count="872" meta:non-whitespace-character-count="736"/>
  </office:meta>
</office:document-meta>
</file>